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alibri" fo:font-size="14pt" style:text-underline-style="solid" style:text-underline-width="auto" style:text-underline-color="font-color" fo:font-weight="bold" officeooo:rsid="000607be" officeooo:paragraph-rsid="000607b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libri" style:text-underline-style="solid" style:text-underline-width="auto" style:text-underline-color="font-color" officeooo:paragraph-rsid="000607be"/>
    </style:style>
    <style:style style:name="P3" style:family="paragraph" style:parent-style-name="Standard">
      <style:paragraph-properties fo:text-align="end" style:justify-single-word="false"/>
      <style:text-properties officeooo:paragraph-rsid="000607be"/>
    </style:style>
    <style:style style:name="P4" style:family="paragraph" style:parent-style-name="Text_20_body">
      <style:paragraph-properties fo:text-align="justify" style:justify-single-word="false"/>
      <style:text-properties style:font-name="Calibri" fo:font-size="12pt" style:text-underline-style="none" fo:font-weight="normal" officeooo:rsid="00259a85" officeooo:paragraph-rsid="0007fedc" style:font-size-asian="10.5pt" style:font-weight-asian="normal" style:font-size-complex="12pt" style:font-weight-complex="normal"/>
    </style:style>
    <style:style style:name="P5" style:family="paragraph" style:parent-style-name="Text_20_body">
      <style:text-properties officeooo:rsid="00259a85" officeooo:paragraph-rsid="0007fedc"/>
    </style:style>
    <style:style style:name="P6" style:family="paragraph" style:parent-style-name="Text_20_body">
      <style:text-properties officeooo:paragraph-rsid="0007fedc"/>
    </style:style>
    <style:style style:name="P7" style:family="paragraph" style:parent-style-name="Text_20_body">
      <style:text-properties officeooo:rsid="0007fedc" officeooo:paragraph-rsid="0007fedc"/>
    </style:style>
    <style:style style:name="P8" style:family="paragraph" style:parent-style-name="Standard">
      <style:paragraph-properties fo:text-align="end" style:justify-single-word="false"/>
      <style:text-properties style:font-name="Calibri" fo:font-size="14pt" style:text-underline-style="solid" style:text-underline-width="auto" style:text-underline-color="font-color" fo:font-weight="bold" officeooo:rsid="0006f53f" officeooo:paragraph-rsid="0006f53f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5pt" style:text-underline-style="solid" style:text-underline-width="auto" style:text-underline-color="font-color" fo:font-weight="bold" officeooo:rsid="0006f53f" officeooo:paragraph-rsid="0006f53f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5pt" style:text-underline-style="solid" style:text-underline-width="auto" style:text-underline-color="font-color" fo:font-weight="bold" officeooo:rsid="000607be" officeooo:paragraph-rsid="000607be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06f53f" officeooo:paragraph-rsid="0006f53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07fedc" officeooo:paragraph-rsid="0007fed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092114" officeooo:paragraph-rsid="00092114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ron Andal</text:p>
      <text:p text:style-name="P8">M02 – Base de dades</text:p>
      <text:p text:style-name="P3"/>
      <text:p text:style-name="P2"/>
      <text:p text:style-name="P9">APUNTS M02</text:p>
      <text:p text:style-name="P10"/>
      <text:p text:style-name="P10"/>
      <text:p text:style-name="P11">su postgres → Connectar-se al PostgreSQL</text:p>
      <text:p text:style-name="P11">psql «nom base de dades» → Connectar-se a una base de dades</text:p>
      <text:p text:style-name="P12"/>
      <text:p text:style-name="P12">entrada de dates #12/11/2017#</text:p>
      <text:p text:style-name="P6"/>
      <text:p text:style-name="P7">(Entrada de dades per STDIN)</text:p>
      <text:p text:style-name="P6">COPY alumnes (IDAlumne, NomAlumne, CognomsAlumne, DataNaix, Curs, IDCicle) FROM stdin;</text:p>
      <text:p text:style-name="P5">cal entrar les dades separades per TAB.</text:p>
      <text:p text:style-name="P5">Cada ENTER és un nou registre;</text:p>
      <text:p text:style-name="P4">Per acabar posar \.</text:p>
      <text:p text:style-name="P12">CREATE TRABLE → CREAR TABLA</text:p>
      <text:p text:style-name="P12">DROP TABLE → BORRAR TABLA</text:p>
      <text:p text:style-name="P13">ALTER TABLE → Modificar la tabla</text:p>
      <text:p text:style-name="P11"/>
      <text:p text:style-name="P12">SELECT → SELECCIONAR</text:p>
      <text:p text:style-name="P11"/>
      <text:p text:style-name="P11">\l → Mostrar les bases de dades</text:p>
      <text:p text:style-name="P11">\c → Connectar-se a una base de dades</text:p>
      <text:p text:style-name="P11">\d → Mostrar les relacions de les taules</text:p>
      <text:p text:style-name="P11">\dt → Mostrar el contingut de les taules</text:p>
      <text:p text:style-name="P11">\i → Importar d’es d’un arxiu</text:p>
      <text:p text:style-name="P11">\f → Veure les BD disponibles</text:p>
      <text:p text:style-name="P11">\du → Veure el usuaris</text:p>
      <text:p text:style-name="P11">\q → Sortir d’una base de dades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3:47:44.438467924</meta:creation-date>
    <dc:date>2017-10-06T12:21:53.264398154</dc:date>
    <meta:editing-duration>PT36M33S</meta:editing-duration>
    <meta:editing-cycles>3</meta:editing-cycles>
    <meta:generator>LibreOffice/5.1.6.2.0$Linux_X86_64 LibreOffice_project/10$Build-2</meta:generator>
    <meta:document-statistic meta:table-count="0" meta:image-count="0" meta:object-count="0" meta:page-count="1" meta:paragraph-count="23" meta:word-count="136" meta:character-count="733" meta:non-whitespace-character-count="619"/>
  </office:meta>
</office:document-meta>
</file>